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ext-properties fo:color="#3333ff" fo:font-size="15pt" style:font-size-asian="15pt" style:font-size-complex="15pt"/>
    </style:style>
    <style:style style:name="ce36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7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9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0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7" style:family="table-cell" style:parent-style-name="Default">
      <style:text-properties fo:color="#009933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4" style:family="table-cell" style:parent-style-name="Default">
      <style:text-properties fo:color="#6600ff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ext-properties fo:color="#6600ff" fo:font-size="15pt" style:font-size-asian="15pt" style:font-size-complex="15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6" style:family="table-cell" style:parent-style-name="Default">
      <style:text-properties fo:font-size="20pt" style:font-size-asian="20pt" style:font-size-complex="20pt"/>
    </style:style>
    <style:style style:name="ce77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7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8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0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3" office:value-type="string" calcext:value-type="string">
            <text:p>Solved</text:p>
          </table:table-cell>
          <table:table-cell table:style-name="ce43" office:value-type="string" calcext:value-type="string">
            <text:p>Time (Hrs)</text:p>
          </table:table-cell>
          <table:table-cell table:style-name="ce43" office:value-type="string" calcext:value-type="string">
            <text:p>Date</text:p>
          </table:table-cell>
          <table:table-cell table:style-name="ce71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1/07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2" calcext:value-type="date">
            <text:p>42938</text:p>
          </table:table-cell>
          <table:table-cell table:style-name="ce34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3" calcext:value-type="date">
            <text:p>42939</text:p>
          </table:table-cell>
          <table:table-cell table:style-name="ce34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4" calcext:value-type="date">
            <text:p>42940</text:p>
          </table:table-cell>
          <table:table-cell table:style-name="ce34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5" calcext:value-type="date">
            <text:p>42941</text:p>
          </table:table-cell>
          <table:table-cell table:style-name="ce34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6" calcext:value-type="date">
            <text:p>42942</text:p>
          </table:table-cell>
          <table:table-cell table:style-name="ce34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7-27" calcext:value-type="date">
            <text:p>42943</text:p>
          </table:table-cell>
          <table:table-cell table:style-name="ce34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 <text:s/>: Not achieved</text:p>
          </table:table-cell>
          <table:covered-table-cell table:number-columns-repeated="3" table:style-name="ce44"/>
          <table:covered-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8/07/2017 (Fri)</text:p>
          </table:table-cell>
          <table:table-cell table:style-name="ce34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9" calcext:value-type="date">
            <text:p>42945</text:p>
          </table:table-cell>
          <table:table-cell table:style-name="ce34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0" calcext:value-type="date">
            <text:p>42946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1" calcext:value-type="date">
            <text:p>42947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1" calcext:value-type="date">
            <text:p>42948</text:p>
          </table:table-cell>
          <table:table-cell table:style-name="ce34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2" calcext:value-type="date">
            <text:p>42949</text:p>
          </table:table-cell>
          <table:table-cell table:style-name="ce34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8-03" calcext:value-type="date">
            <text:p>42950</text:p>
          </table:table-cell>
          <table:table-cell table:style-name="ce34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4"/>
          <table:covered-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04/08/2017 (Fri)</text:p>
          </table:table-cell>
          <table:table-cell table:style-name="ce34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5" calcext:value-type="date">
            <text:p>42952</text:p>
          </table:table-cell>
          <table:table-cell table:style-name="ce34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6" calcext:value-type="date">
            <text:p>42953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7" calcext:value-type="date">
            <text:p>42954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8" calcext:value-type="date">
            <text:p>42955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9" calcext:value-type="date">
            <text:p>42956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10" calcext:value-type="date">
            <text:p>42957</text:p>
          </table:table-cell>
          <table:table-cell table:style-name="ce72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5"/>
          <table:covered-table-cell table:style-name="ce62"/>
          <table:covered-table-cell table:style-name="ce7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4"/>
          <table:covered-table-cell table:style-name="ce34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1/08/2017 (Fri)</text:p>
          </table:table-cell>
          <table:table-cell table:style-name="ce34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2/08/17 (Sat)</text:p>
          </table:table-cell>
          <table:table-cell table:style-name="ce34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3" calcext:value-type="date">
            <text:p>42960</text:p>
          </table:table-cell>
          <table:table-cell table:style-name="ce34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4" calcext:value-type="date">
            <text:p>42961</text:p>
          </table:table-cell>
          <table:table-cell table:style-name="ce34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5" calcext:value-type="date">
            <text:p>42962</text:p>
          </table:table-cell>
          <table:table-cell table:style-name="ce34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6" calcext:value-type="date">
            <text:p>42963</text:p>
          </table:table-cell>
          <table:table-cell table:style-name="ce34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8-17" calcext:value-type="date">
            <text:p>42964</text:p>
          </table:table-cell>
          <table:table-cell table:style-name="ce34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<text:s/>Medium : 0 <text:s/>Hard : 0 <text:s/>Very-Hard : 0 <text:s text:c="8"/>;; <text:s/>Total-time-spent : 84 hrs 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18/08/2017 (Fri)</text:p>
          </table:table-cell>
          <table:table-cell table:style-name="ce34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9" calcext:value-type="date">
            <text:p>42966</text:p>
          </table:table-cell>
          <table:table-cell table:style-name="ce34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0" calcext:value-type="date">
            <text:p>42967</text:p>
          </table:table-cell>
          <table:table-cell table:style-name="ce74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date" office:date-value="2017-08-21" calcext:value-type="date">
            <text:p>42968</text:p>
          </table:table-cell>
          <table:table-cell table:style-name="ce34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2" calcext:value-type="date">
            <text:p>42969</text:p>
          </table:table-cell>
          <table:table-cell table:style-name="ce34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3" calcext:value-type="date">
            <text:p>42970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65" office:value-type="date" office:date-value="2017-08-24" calcext:value-type="date">
            <text:p>42971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Medium : 1 <text:s text:c="2"/>Hard : 0 <text:s/>Very-Hard : <text:s/>0 <text:s text:c="6"/>;; <text:s/>Total-time-spent : 22.5 <text:s text:c="2"/>;; <text:s text:c="2"/>learned Insertion sort, Merge sort</text:p>
          </table:table-cell>
          <table:covered-table-cell table:number-columns-repeated="2" table:style-name="ce44"/>
          <table:covered-table-cell table:style-name="ce65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25/08/2017 (Fri)</text:p>
          </table:table-cell>
          <table:table-cell table:style-name="ce34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6" calcext:value-type="date">
            <text:p>42973</text:p>
          </table:table-cell>
          <table:table-cell table:style-name="ce34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7" calcext:value-type="date">
            <text:p>42974</text:p>
          </table:table-cell>
          <table:table-cell table:style-name="ce34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8" calcext:value-type="date">
            <text:p>42975</text:p>
          </table:table-cell>
          <table:table-cell table:style-name="ce34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8-29" calcext:value-type="date">
            <text:p>4297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8-30" calcext:value-type="date">
            <text:p>42977</text:p>
          </table:table-cell>
          <table:table-cell table:style-name="ce34"/>
          <table:table-cell table:number-columns-repeated="3"/>
        </table:table-row>
        <table:table-row table:style-name="ro10">
          <table:table-cell/>
          <table:table-cell table:style-name="ce44" table:number-columns-repeated="2"/>
          <table:table-cell table:style-name="ce50" office:value-type="date" office:date-value="2017-08-31" calcext:value-type="date">
            <text:p>4297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Edx Course : <text:s/>Graphs )</text:p>
          </table:table-cell>
          <table:covered-table-cell table:number-columns-repeated="2" table:style-name="ce34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31" office:value-type="string" calcext:value-type="string">
            <text:p>Chapter1: Read Theory</text:p>
          </table:table-cell>
          <table:table-cell table:style-name="ce34" table:number-columns-repeated="2"/>
          <table:table-cell table:style-name="ce50" office:value-type="string" calcext:value-type="string">
            <text:p>01/09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1 : practice</text:p>
          </table:table-cell>
          <table:table-cell table:style-name="ce34" table:number-columns-repeated="2"/>
          <table:table-cell table:style-name="ce50" office:value-type="date" office:date-value="2017-09-02" calcext:value-type="date">
            <text:p>4298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1 : practice</text:p>
          </table:table-cell>
          <table:table-cell table:style-name="ce34" table:number-columns-repeated="2"/>
          <table:table-cell table:style-name="ce50" office:value-type="date" office:date-value="2017-09-03" calcext:value-type="date">
            <text:p>4298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<text:s/>Theory : Graphs</text:p>
          </table:table-cell>
          <table:table-cell table:style-name="ce34" table:number-columns-repeated="2"/>
          <table:table-cell table:style-name="ce50" office:value-type="date" office:date-value="2017-09-04" calcext:value-type="date">
            <text:p>4298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1 : practice</text:p>
          </table:table-cell>
          <table:table-cell table:style-name="ce34" table:number-columns-repeated="2"/>
          <table:table-cell table:style-name="ce50" office:value-type="date" office:date-value="2017-09-05" calcext:value-type="date">
            <text:p>4298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1 : practice</text:p>
          </table:table-cell>
          <table:table-cell table:style-name="ce34" table:number-columns-repeated="2"/>
          <table:table-cell table:style-name="ce50" office:value-type="date" office:date-value="2017-09-06" calcext:value-type="date">
            <text:p>4298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1 : practice</text:p>
          </table:table-cell>
          <table:table-cell table:style-name="ce34" table:number-columns-repeated="2"/>
          <table:table-cell table:style-name="ce50" office:value-type="date" office:date-value="2017-09-07" calcext:value-type="date">
            <text:p>4298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1 : CP3) <text:s/>UVA OJ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<text:s/>Read Theory : <text:s/>DS and Libraries</text:p>
          </table:table-cell>
          <table:table-cell table:style-name="ce34" table:number-columns-repeated="2"/>
          <table:table-cell table:style-name="ce50" office:value-type="string" calcext:value-type="string">
            <text:p>08/09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2 : <text:s/>Read Theory</text:p>
          </table:table-cell>
          <table:table-cell table:style-name="ce34" table:number-columns-repeated="2"/>
          <table:table-cell table:style-name="ce50" office:value-type="string" calcext:value-type="string">
            <text:p>09/09/2017 (sat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0" calcext:value-type="date">
            <text:p>4298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1" calcext:value-type="date">
            <text:p>4298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2" calcext:value-type="date">
            <text:p>4299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3" calcext:value-type="date">
            <text:p>4299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63" office:value-type="date" office:date-value="2017-09-14" calcext:value-type="date">
            <text:p>4299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5" calcext:value-type="date">
            <text:p>4299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6" calcext:value-type="date">
            <text:p>4299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7" calcext:value-type="date">
            <text:p>4299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8" calcext:value-type="date">
            <text:p>4299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19" calcext:value-type="date">
            <text:p>4299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0" calcext:value-type="date">
            <text:p>4299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1" calcext:value-type="date">
            <text:p>4299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4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string" calcext:value-type="string">
            <text:p>22/09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3" calcext:value-type="date">
            <text:p>4300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4" calcext:value-type="date">
            <text:p>4300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5" calcext:value-type="date">
            <text:p>4300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6" calcext:value-type="date">
            <text:p>4300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7" calcext:value-type="date">
            <text:p>4300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4" table:number-columns-repeated="2"/>
          <table:table-cell table:style-name="ce50" office:value-type="date" office:date-value="2017-09-28" calcext:value-type="date">
            <text:p>4300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3)</text:p>
          </table:table-cell>
          <table:covered-table-cell table:number-columns-repeated="2" table:style-name="ce34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3 : Read Theory : Problem Solving Paradigms</text:p>
          </table:table-cell>
          <table:table-cell table:style-name="ce34" table:number-columns-repeated="2"/>
          <table:table-cell table:style-name="ce50" office:value-type="date" office:date-value="2017-09-29" calcext:value-type="date">
            <text:p>4300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3 : Read Theory</text:p>
          </table:table-cell>
          <table:table-cell table:style-name="ce34" table:number-columns-repeated="2"/>
          <table:table-cell table:style-name="ce50" office:value-type="date" office:date-value="2017-09-30" calcext:value-type="date">
            <text:p>4300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1" calcext:value-type="date">
            <text:p>4300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2" calcext:value-type="date">
            <text:p>4301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3" calcext:value-type="date">
            <text:p>4301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4" calcext:value-type="date">
            <text:p>4301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5" calcext:value-type="date">
            <text:p>4301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3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string" calcext:value-type="string">
            <text:p>06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7" calcext:value-type="date">
            <text:p>4301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8" calcext:value-type="date">
            <text:p>4301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09" calcext:value-type="date">
            <text:p>4301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0" calcext:value-type="date">
            <text:p>4301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1" calcext:value-type="date">
            <text:p>43019</text:p>
          </table:table-cell>
          <table:table-cell table:style-name="ce34"/>
          <table:table-cell table:number-columns-repeated="3"/>
        </table:table-row>
        <table:table-row table:style-name="ro3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67" office:value-type="date" office:date-value="2017-10-12" calcext:value-type="date">
            <text:p>43020</text:p>
          </table:table-cell>
          <table:table-cell table:style-name="ce34"/>
          <table:table-cell table:number-columns-repeated="3"/>
        </table:table-row>
        <table:table-row table:style-name="ro11">
          <table:table-cell table:style-name="ce35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4"/>
          <table:covered-table-cell table:style-name="ce67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string" calcext:value-type="string">
            <text:p>13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4" calcext:value-type="date">
            <text:p>4302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5" calcext:value-type="date">
            <text:p>4302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6" calcext:value-type="date">
            <text:p>4302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7" calcext:value-type="date">
            <text:p>4302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8" calcext:value-type="date">
            <text:p>4302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19" calcext:value-type="date">
            <text:p>4302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string" calcext:value-type="string">
            <text:p>20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21" calcext:value-type="date">
            <text:p>4302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22" calcext:value-type="date">
            <text:p>4303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23" calcext:value-type="date">
            <text:p>4303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24" calcext:value-type="date">
            <text:p>43032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25" calcext:value-type="date">
            <text:p>43033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3 : practice</text:p>
          </table:table-cell>
          <table:table-cell table:style-name="ce34" table:number-columns-repeated="2"/>
          <table:table-cell table:style-name="ce50" office:value-type="date" office:date-value="2017-10-26" calcext:value-type="date">
            <text:p>4303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0" office:value-type="string" calcext:value-type="string">
            <text:p>27/10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0" office:value-type="date" office:date-value="2017-10-28" calcext:value-type="date">
            <text:p>4303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0" office:value-type="date" office:date-value="2017-10-29" calcext:value-type="date">
            <text:p>4303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4" table:number-columns-repeated="2"/>
          <table:table-cell table:style-name="ce50" office:value-type="date" office:date-value="2017-10-30" calcext:value-type="date">
            <text:p>4303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0-31" calcext:value-type="date">
            <text:p>43039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01" calcext:value-type="date">
            <text:p>43040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02" calcext:value-type="date">
            <text:p>43041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string" calcext:value-type="string">
            <text:p>03/11/2017 (Fri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string" calcext:value-type="string">
            <text:p>04/11/2017 (sat)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05" calcext:value-type="date">
            <text:p>43044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06" calcext:value-type="date">
            <text:p>43045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07" calcext:value-type="date">
            <text:p>43046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08" calcext:value-type="date">
            <text:p>43047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63" office:value-type="date" office:date-value="2017-11-09" calcext:value-type="date">
            <text:p>43048</text:p>
          </table:table-cell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44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0" calcext:value-type="date">
            <text:p>4304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1" calcext:value-type="date">
            <text:p>4305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2" calcext:value-type="date">
            <text:p>4305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3" calcext:value-type="date">
            <text:p>4305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4" calcext:value-type="date">
            <text:p>4305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5" calcext:value-type="date">
            <text:p>43054</text:p>
          </table:table-cell>
          <table:table-cell table:style-name="ce34" office:value-type="string" calcext:value-type="string">
            <text:p>Wednesday</text:p>
          </table:table-cell>
          <table:table-cell table:style-name="ce34"/>
          <table:table-cell table:style-name="ce50"/>
          <table:table-cell table:style-name="ce34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6" calcext:value-type="date">
            <text:p>4305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7" calcext:value-type="date">
            <text:p>4305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8" calcext:value-type="date">
            <text:p>4305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19" calcext:value-type="date">
            <text:p>4305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0" calcext:value-type="date">
            <text:p>4305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1" calcext:value-type="date">
            <text:p>4306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2" calcext:value-type="date">
            <text:p>4306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3" calcext:value-type="date">
            <text:p>4306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4" calcext:value-type="date">
            <text:p>4306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5" calcext:value-type="date">
            <text:p>4306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6" calcext:value-type="date">
            <text:p>4306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7" calcext:value-type="date">
            <text:p>4306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8" calcext:value-type="date">
            <text:p>4306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29" calcext:value-type="date">
            <text:p>4306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practice</text:p>
          </table:table-cell>
          <table:table-cell table:style-name="ce34" table:number-columns-repeated="2"/>
          <table:table-cell table:style-name="ce50" office:value-type="date" office:date-value="2017-11-30" calcext:value-type="date">
            <text:p>4306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5 : Mathematics : Read Theory</text:p>
          </table:table-cell>
          <table:table-cell table:style-name="ce34" table:number-columns-repeated="2"/>
          <table:table-cell table:style-name="ce50" office:value-type="date" office:date-value="2017-12-01" calcext:value-type="date">
            <text:p>4307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5 : Mathematics : Read Theory</text:p>
          </table:table-cell>
          <table:table-cell table:style-name="ce34" table:number-columns-repeated="2"/>
          <table:table-cell table:style-name="ce50" office:value-type="date" office:date-value="2017-12-02" calcext:value-type="date">
            <text:p>4307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3" calcext:value-type="date">
            <text:p>4307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4" calcext:value-type="date">
            <text:p>4307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5" calcext:value-type="date">
            <text:p>4307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6" calcext:value-type="date">
            <text:p>4307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7" calcext:value-type="date">
            <text:p>4307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8" calcext:value-type="date">
            <text:p>4307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09" calcext:value-type="date">
            <text:p>4307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0" calcext:value-type="date">
            <text:p>4307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1" calcext:value-type="date">
            <text:p>4308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2" calcext:value-type="date">
            <text:p>4308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3" calcext:value-type="date">
            <text:p>4308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4" calcext:value-type="date">
            <text:p>4308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5" calcext:value-type="date">
            <text:p>4308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6" calcext:value-type="date">
            <text:p>4308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7" calcext:value-type="date">
            <text:p>4308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8" calcext:value-type="date">
            <text:p>4308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19" calcext:value-type="date">
            <text:p>4308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20" calcext:value-type="date">
            <text:p>4308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practice</text:p>
          </table:table-cell>
          <table:table-cell table:style-name="ce34" table:number-columns-repeated="2"/>
          <table:table-cell table:style-name="ce50" office:value-type="date" office:date-value="2017-12-21" calcext:value-type="date">
            <text:p>4309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4" table:number-columns-repeated="2"/>
          <table:table-cell table:style-name="ce50" office:value-type="date" office:date-value="2017-12-22" calcext:value-type="date">
            <text:p>4309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4" table:number-columns-repeated="2"/>
          <table:table-cell table:style-name="ce50" office:value-type="date" office:date-value="2017-12-23" calcext:value-type="date">
            <text:p>4309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4" table:number-columns-repeated="2"/>
          <table:table-cell table:style-name="ce50" office:value-type="date" office:date-value="2017-12-24" calcext:value-type="date">
            <text:p>4309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25" calcext:value-type="date">
            <text:p>4309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26" calcext:value-type="date">
            <text:p>4309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27" calcext:value-type="date">
            <text:p>4309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28" calcext:value-type="date">
            <text:p>4309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29" calcext:value-type="date">
            <text:p>4309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30" calcext:value-type="date">
            <text:p>4309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7-12-31" calcext:value-type="date">
            <text:p>4310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1" calcext:value-type="date">
            <text:p>4310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2" calcext:value-type="date">
            <text:p>4310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3" calcext:value-type="date">
            <text:p>4310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4" calcext:value-type="date">
            <text:p>4310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5" calcext:value-type="date">
            <text:p>4310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6" calcext:value-type="date">
            <text:p>4310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7" calcext:value-type="date">
            <text:p>4310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8" calcext:value-type="date">
            <text:p>4310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09" calcext:value-type="date">
            <text:p>4310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0" calcext:value-type="date">
            <text:p>4311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1" calcext:value-type="date">
            <text:p>4311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2" calcext:value-type="date">
            <text:p>4311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3" calcext:value-type="date">
            <text:p>4311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4" calcext:value-type="date">
            <text:p>4311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5" calcext:value-type="date">
            <text:p>4311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6" calcext:value-type="date">
            <text:p>4311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7" calcext:value-type="date">
            <text:p>4311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0" office:value-type="date" office:date-value="2018-01-18" calcext:value-type="date">
            <text:p>4311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0" office:value-type="date" office:date-value="2018-01-19" calcext:value-type="date">
            <text:p>4311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0" office:value-type="date" office:date-value="2018-01-20" calcext:value-type="date">
            <text:p>4312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0" office:value-type="date" office:date-value="2018-01-21" calcext:value-type="date">
            <text:p>4312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0" office:value-type="date" office:date-value="2018-01-22" calcext:value-type="date">
            <text:p>4312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0" office:value-type="date" office:date-value="2018-01-23" calcext:value-type="date">
            <text:p>4312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0" office:value-type="date" office:date-value="2018-01-24" calcext:value-type="date">
            <text:p>4312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5" calcext:value-type="date">
            <text:p>4312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6" calcext:value-type="date">
            <text:p>4312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7" calcext:value-type="date">
            <text:p>4312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8" calcext:value-type="date">
            <text:p>4312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9" calcext:value-type="date">
            <text:p>4312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0" calcext:value-type="date">
            <text:p>4313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1" calcext:value-type="date">
            <text:p>4313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1" calcext:value-type="date">
            <text:p>4313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2" calcext:value-type="date">
            <text:p>4313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3" calcext:value-type="date">
            <text:p>4313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4" calcext:value-type="date">
            <text:p>4313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5" calcext:value-type="date">
            <text:p>4313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6" calcext:value-type="date">
            <text:p>4313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7" calcext:value-type="date">
            <text:p>4313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8" calcext:value-type="date">
            <text:p>4313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09" calcext:value-type="date">
            <text:p>4314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0" calcext:value-type="date">
            <text:p>4314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1" calcext:value-type="date">
            <text:p>4314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2" calcext:value-type="date">
            <text:p>4314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3" calcext:value-type="date">
            <text:p>4314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4" calcext:value-type="date">
            <text:p>4314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5" calcext:value-type="date">
            <text:p>4314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6" calcext:value-type="date">
            <text:p>4314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7" calcext:value-type="date">
            <text:p>4314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8" calcext:value-type="date">
            <text:p>4314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9" calcext:value-type="date">
            <text:p>4315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0" calcext:value-type="date">
            <text:p>4315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1" calcext:value-type="date">
            <text:p>4315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2" calcext:value-type="date">
            <text:p>4315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3" calcext:value-type="date">
            <text:p>4315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4" calcext:value-type="date">
            <text:p>4315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5" calcext:value-type="date">
            <text:p>4315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6" calcext:value-type="date">
            <text:p>4315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7" calcext:value-type="date">
            <text:p>4315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8" calcext:value-type="date">
            <text:p>4315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1" calcext:value-type="date">
            <text:p>4316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2" calcext:value-type="date">
            <text:p>4316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3" calcext:value-type="date">
            <text:p>4316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4" calcext:value-type="date">
            <text:p>4316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5" calcext:value-type="date">
            <text:p>4316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6" calcext:value-type="date">
            <text:p>4316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7" calcext:value-type="date">
            <text:p>4316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8" calcext:value-type="date">
            <text:p>4316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09" calcext:value-type="date">
            <text:p>4316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0" calcext:value-type="date">
            <text:p>4316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1" calcext:value-type="date">
            <text:p>4317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2" calcext:value-type="date">
            <text:p>4317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3" calcext:value-type="date">
            <text:p>4317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4" calcext:value-type="date">
            <text:p>4317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5" calcext:value-type="date">
            <text:p>4317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6" calcext:value-type="date">
            <text:p>4317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7" calcext:value-type="date">
            <text:p>4317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8" calcext:value-type="date">
            <text:p>4317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9" calcext:value-type="date">
            <text:p>4317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0" calcext:value-type="date">
            <text:p>4317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1" calcext:value-type="date">
            <text:p>4318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2" calcext:value-type="date">
            <text:p>4318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3" calcext:value-type="date">
            <text:p>4318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4" calcext:value-type="date">
            <text:p>4318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5" calcext:value-type="date">
            <text:p>4318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6" calcext:value-type="date">
            <text:p>4318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7" calcext:value-type="date">
            <text:p>4318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8" calcext:value-type="date">
            <text:p>4318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9" calcext:value-type="date">
            <text:p>4318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0" calcext:value-type="date">
            <text:p>4318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1" calcext:value-type="date">
            <text:p>4319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1" calcext:value-type="date">
            <text:p>4319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2" calcext:value-type="date">
            <text:p>4319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3" calcext:value-type="date">
            <text:p>4319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4" calcext:value-type="date">
            <text:p>4319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5" calcext:value-type="date">
            <text:p>4319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6" calcext:value-type="date">
            <text:p>4319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7" calcext:value-type="date">
            <text:p>4319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8" calcext:value-type="date">
            <text:p>4319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9" calcext:value-type="date">
            <text:p>4319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0" calcext:value-type="date">
            <text:p>4320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1" calcext:value-type="date">
            <text:p>4320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 office:value-type="date" office:date-value="2018-04-12" calcext:value-type="date">
            <text:p>4320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3" calcext:value-type="date">
            <text:p>4320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4" calcext:value-type="date">
            <text:p>4320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5" calcext:value-type="date">
            <text:p>4320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6" calcext:value-type="date">
            <text:p>4320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7" calcext:value-type="date">
            <text:p>4320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8" calcext:value-type="date">
            <text:p>4320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9" calcext:value-type="date">
            <text:p>4320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0" calcext:value-type="date">
            <text:p>4321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1" calcext:value-type="date">
            <text:p>4321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2" calcext:value-type="date">
            <text:p>4321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3" calcext:value-type="date">
            <text:p>4321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4" calcext:value-type="date">
            <text:p>4321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5" calcext:value-type="date">
            <text:p>4321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6" calcext:value-type="date">
            <text:p>4321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7" calcext:value-type="date">
            <text:p>4321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8" calcext:value-type="date">
            <text:p>4321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9" calcext:value-type="date">
            <text:p>4321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30" calcext:value-type="date">
            <text:p>4322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1" calcext:value-type="date">
            <text:p>4322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2" calcext:value-type="date">
            <text:p>4322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3" calcext:value-type="date">
            <text:p>4322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4" calcext:value-type="date">
            <text:p>4322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5" calcext:value-type="date">
            <text:p>4322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6" calcext:value-type="date">
            <text:p>4322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7" calcext:value-type="date">
            <text:p>4322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8" calcext:value-type="date">
            <text:p>4322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9" calcext:value-type="date">
            <text:p>4322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0" calcext:value-type="date">
            <text:p>4323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1" calcext:value-type="date">
            <text:p>4323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2" calcext:value-type="date">
            <text:p>4323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3" calcext:value-type="date">
            <text:p>4323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4" calcext:value-type="date">
            <text:p>4323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5" calcext:value-type="date">
            <text:p>4323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6" calcext:value-type="date">
            <text:p>4323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7" calcext:value-type="date">
            <text:p>4323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8" calcext:value-type="date">
            <text:p>4323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9" calcext:value-type="date">
            <text:p>4323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0" calcext:value-type="date">
            <text:p>4324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1" calcext:value-type="date">
            <text:p>4324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2" calcext:value-type="date">
            <text:p>4324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3" calcext:value-type="date">
            <text:p>4324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4" calcext:value-type="date">
            <text:p>4324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5" calcext:value-type="date">
            <text:p>4324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6" calcext:value-type="date">
            <text:p>4324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7" calcext:value-type="date">
            <text:p>4324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8" calcext:value-type="date">
            <text:p>4324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9" calcext:value-type="date">
            <text:p>4324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0" calcext:value-type="date">
            <text:p>4325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1" calcext:value-type="date">
            <text:p>4325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1" calcext:value-type="date">
            <text:p>4325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2" calcext:value-type="date">
            <text:p>4325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3" calcext:value-type="date">
            <text:p>4325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4" calcext:value-type="date">
            <text:p>4325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5" calcext:value-type="date">
            <text:p>4325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6" calcext:value-type="date">
            <text:p>4325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7" calcext:value-type="date">
            <text:p>4325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8" calcext:value-type="date">
            <text:p>4325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9" calcext:value-type="date">
            <text:p>4326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0" calcext:value-type="date">
            <text:p>4326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1" calcext:value-type="date">
            <text:p>4326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2" calcext:value-type="date">
            <text:p>4326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3" calcext:value-type="date">
            <text:p>4326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4" calcext:value-type="date">
            <text:p>4326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5" calcext:value-type="date">
            <text:p>4326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6" calcext:value-type="date">
            <text:p>4326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7" calcext:value-type="date">
            <text:p>4326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8" calcext:value-type="date">
            <text:p>4326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9" calcext:value-type="date">
            <text:p>4327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0" calcext:value-type="date">
            <text:p>4327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1" calcext:value-type="date">
            <text:p>4327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2" calcext:value-type="date">
            <text:p>4327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3" calcext:value-type="date">
            <text:p>4327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4" calcext:value-type="date">
            <text:p>4327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5" calcext:value-type="date">
            <text:p>4327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6" calcext:value-type="date">
            <text:p>4327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7" calcext:value-type="date">
            <text:p>4327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8" calcext:value-type="date">
            <text:p>4327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9" calcext:value-type="date">
            <text:p>4328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30" calcext:value-type="date">
            <text:p>4328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1" calcext:value-type="date">
            <text:p>4328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2" calcext:value-type="date">
            <text:p>4328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3" calcext:value-type="date">
            <text:p>4328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4" calcext:value-type="date">
            <text:p>4328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5" calcext:value-type="date">
            <text:p>4328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6" calcext:value-type="date">
            <text:p>4328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7" calcext:value-type="date">
            <text:p>4328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8" calcext:value-type="date">
            <text:p>4328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9" calcext:value-type="date">
            <text:p>4329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0" calcext:value-type="date">
            <text:p>4329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1" calcext:value-type="date">
            <text:p>4329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2" calcext:value-type="date">
            <text:p>4329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3" calcext:value-type="date">
            <text:p>4329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4" calcext:value-type="date">
            <text:p>4329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5" calcext:value-type="date">
            <text:p>4329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6" calcext:value-type="date">
            <text:p>4329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7" calcext:value-type="date">
            <text:p>4329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8" calcext:value-type="date">
            <text:p>4329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9" calcext:value-type="date">
            <text:p>4330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0" calcext:value-type="date">
            <text:p>4330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1" calcext:value-type="date">
            <text:p>4330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2" calcext:value-type="date">
            <text:p>4330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3" calcext:value-type="date">
            <text:p>4330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4" calcext:value-type="date">
            <text:p>4330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5" calcext:value-type="date">
            <text:p>4330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6" calcext:value-type="date">
            <text:p>4330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7" calcext:value-type="date">
            <text:p>4330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8" calcext:value-type="date">
            <text:p>4330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9" calcext:value-type="date">
            <text:p>4331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0" calcext:value-type="date">
            <text:p>4331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1" calcext:value-type="date">
            <text:p>4331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1" calcext:value-type="date">
            <text:p>4331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2" calcext:value-type="date">
            <text:p>4331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3" calcext:value-type="date">
            <text:p>4331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4" calcext:value-type="date">
            <text:p>4331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5" calcext:value-type="date">
            <text:p>4331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6" calcext:value-type="date">
            <text:p>4331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7" calcext:value-type="date">
            <text:p>4331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8" calcext:value-type="date">
            <text:p>4332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9" calcext:value-type="date">
            <text:p>4332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0" calcext:value-type="date">
            <text:p>4332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1" calcext:value-type="date">
            <text:p>4332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2" calcext:value-type="date">
            <text:p>4332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3" calcext:value-type="date">
            <text:p>4332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4" calcext:value-type="date">
            <text:p>4332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5" calcext:value-type="date">
            <text:p>4332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6" calcext:value-type="date">
            <text:p>4332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7" calcext:value-type="date">
            <text:p>4332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8" calcext:value-type="date">
            <text:p>4333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9" calcext:value-type="date">
            <text:p>4333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0" calcext:value-type="date">
            <text:p>4333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8" office:value-type="date" office:date-value="2018-08-21" calcext:value-type="date">
            <text:p>4333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2" calcext:value-type="date">
            <text:p>4333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3" calcext:value-type="date">
            <text:p>4333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0"/>
          <table:covered-table-cell table:style-name="ce34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0"/>
          <table:table-cell table:style-name="ce34"/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3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0"/>
          <table:table-cell table:style-name="ce34"/>
          <table:table-cell table:number-columns-repeated="3"/>
        </table:table-row>
        <table:table-row table:style-name="ro7" table:number-rows-repeated="104807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1:20:36.313342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8-28T11:20:51.772312878</dc:date>
    <meta:editing-duration>P1DT2H30M47S</meta:editing-duration>
    <meta:editing-cycles>1123</meta:editing-cycles>
    <meta:generator>LibreOffice/4.2.3.3$Linux_X86_64 LibreOffice_project/420m0$Build-3</meta:generator>
    <meta:document-statistic meta:table-count="3" meta:cell-count="1314" meta:object-count="0"/>
  </office:meta>
</office:document-meta>
</file>